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2cm" svg:stroke-color="#ff00cc" draw:marker-start-width="0.8cm" draw:marker-end-width="0.8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fill-color="#99ccff" draw:textarea-horizontal-align="justify" draw:textarea-vertical-align="middle" draw:auto-grow-height="false" fo:min-height="3.496cm" fo:min-width="2.9cm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 fo:min-height="5.85cm" fo:min-width="2.9cm"/>
    </style:style>
    <style:style style:name="gr4" style:family="graphic" style:parent-style-name="standard">
      <style:graphic-properties draw:fill-color="#99ccff" draw:textarea-horizontal-align="justify" draw:textarea-vertical-align="middle" draw:auto-grow-height="false" fo:min-height="1.05cm" fo:min-width="7.7cm"/>
    </style:style>
    <style:style style:name="gr5" style:family="graphic" style:parent-style-name="standard">
      <style:graphic-properties draw:textarea-horizontal-align="justify" draw:textarea-vertical-align="middle" draw:auto-grow-height="false" fo:min-height="0.178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192cm" fo:min-width="0.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10" style:family="graphic" style:parent-style-name="standard">
      <style:graphic-properties draw:fill-color="#99ccff" draw:textarea-horizontal-align="justify" draw:textarea-vertical-align="middle" draw:auto-grow-height="false" fo:min-height="2.25cm" fo:min-width="1.7cm"/>
    </style:style>
    <style:style style:name="gr11" style:family="graphic" style:parent-style-name="standard">
      <style:graphic-properties draw:stroke="dash" draw:stroke-dash="Fine_20_Dashed" draw:textarea-vertical-align="middle"/>
    </style:style>
    <style:style style:name="gr12" style:family="graphic" style:parent-style-name="standard">
      <style:graphic-properties draw:fill-color="#99ccff" draw:textarea-horizontal-align="justify" draw:textarea-vertical-align="middle" draw:auto-grow-height="false" fo:min-height="1.296cm" fo:min-width="2.9cm"/>
    </style:style>
    <style:style style:name="gr13" style:family="graphic" style:parent-style-name="standard">
      <style:graphic-properties draw:textarea-horizontal-align="justify" draw:textarea-vertical-align="middle" draw:auto-grow-height="false" fo:min-height="0.713cm" fo:min-width="0.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99ccff"/>
      <style:paragraph-properties fo:text-align="center"/>
    </style:style>
    <style:style style:name="P4" style:family="paragraph">
      <loext:graphic-properties draw:fill-color="#99ccff"/>
      <style:paragraph-properties fo:text-align="center"/>
      <style:text-properties fo:font-size="16pt" style:font-size-asian="16pt" style:font-size-complex="18pt"/>
    </style:style>
    <style:style style:name="P5" style:family="paragraph">
      <style:paragraph-properties fo:text-align="center"/>
      <style:text-properties fo:font-size="10.5pt" style:font-size-asian="10.5pt" style:font-size-complex="18pt"/>
    </style:style>
    <style:style style:name="P6" style:family="paragraph">
      <loext:graphic-properties draw:fill="none"/>
      <style:paragraph-properties fo:text-align="center"/>
      <style:text-properties fo:font-size="10.5pt" style:font-size-asian="10.5pt"/>
    </style:style>
    <style:style style:name="P7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8pt"/>
    </style:style>
    <style:style style:name="T2" style:family="text">
      <style:text-properties fo:font-size="10.5pt" style:font-size-asian="10.5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4.6cm" svg:y1="9.7cm" svg:x2="28.1cm" svg:y2="9.7cm">
          <text:p/>
        </draw:line>
        <draw:custom-shape draw:style-name="gr2" draw:text-style-name="P3" draw:layer="layout" svg:width="3.4cm" svg:height="3.746cm" svg:x="9.9cm" svg:y="10.754cm">
          <text:p text:style-name="P2">RoVI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4cm" svg:height="6.1cm" svg:x="9.911cm" svg:y="2.754cm">
          <text:p text:style-name="P2"><text:span text:style-name="T1">Detection</text:span></text:p>
          <text:p text:style-name="P2"><text:span text:style-name="T1">Positioning</text:span></text:p>
          <text:p text:style-name="P2"><text:span text:style-name="T1">:</text:span></text:p>
          <text:p text:style-name="P2"><text:span text:style-name="T1">: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2cm" svg:height="1.3cm" svg:x="15.6cm" svg:y="13.154cm">
          <text:p text:style-name="P2"><text:span text:style-name="T1">Industrial Robot I/F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" draw:id="id1" draw:layer="layout" svg:width="0.6cm" svg:height="0.6cm" svg:x="22.4cm" svg:y="2.954cm">
          <text:p text:style-name="P2"><text:span text:style-name="T2">/solver/X[0-9]</text:span></text:p>
          <text:p text:style-name="P2"><text:span text:style-name="T2"/></text:p>
          <text:p text:style-name="P2"><text:span text:style-name="T2"/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6" draw:text-style-name="P6" draw:layer="layout" svg:x1="22.4cm" svg:y1="3.254cm" svg:x2="13.3cm" svg:y2="3.3cm">
          <text:p/>
        </draw:line>
        <draw:custom-shape draw:style-name="gr5" draw:text-style-name="P5" xml:id="id3" draw:id="id3" draw:layer="layout" svg:width="0.6cm" svg:height="0.6cm" svg:x="21.156cm" svg:y="3.908cm">
          <text:p text:style-name="P2"><text:span text:style-name="T2">/solver/Y[0-9]</text:span></text:p>
          <text:p text:style-name="P2"><text:span text:style-name="T2"/></text:p>
          <text:p text:style-name="P2"><text:span text:style-name="T2"/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6" draw:text-style-name="P6" draw:layer="layout" svg:x1="13.3cm" svg:y1="4.2cm" svg:x2="21.2cm" svg:y2="4.254cm">
          <text:p/>
        </draw:line>
        <draw:custom-shape draw:style-name="gr5" draw:text-style-name="P5" xml:id="id4" draw:id="id4" draw:layer="layout" svg:width="0.6cm" svg:height="0.6cm" svg:x="19.89cm" svg:y="4.934cm">
          <text:p text:style-name="P2"><text:span text:style-name="T2">/solver/message</text:span></text:p>
          <text:p text:style-name="P2"><text:span text:style-name="T2"/></text:p>
          <text:p text:style-name="P2"><text:span text:style-name="T2"/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6" draw:text-style-name="P6" draw:layer="layout" svg:x1="19.9cm" svg:y1="5.254cm" svg:x2="13.3cm" svg:y2="5.2cm">
          <text:p/>
        </draw:line>
        <draw:custom-shape draw:style-name="gr5" draw:text-style-name="P5" xml:id="id5" draw:id="id5" draw:layer="layout" svg:width="0.6cm" svg:height="0.6cm" svg:x="18.647cm" svg:y="5.96cm">
          <text:p text:style-name="P2"><text:span text:style-name="T2">/solver/error</text:span></text:p>
          <text:p text:style-name="P2"><text:span text:style-name="T2"/></text:p>
          <text:p text:style-name="P2"><text:span text:style-name="T2"/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6" draw:text-style-name="P6" draw:layer="layout" svg:x1="13.3cm" svg:y1="6.2cm" svg:x2="18.7cm" svg:y2="6.254cm">
          <text:p/>
        </draw:line>
        <draw:custom-shape draw:style-name="gr5" draw:text-style-name="P5" xml:id="id6" draw:id="id6" draw:layer="layout" svg:width="0.6cm" svg:height="0.6cm" svg:x="17.209cm" svg:y="7.02cm">
          <text:p text:style-name="P2"><text:span text:style-name="T2">/solver/tf</text:span></text:p>
          <text:p text:style-name="P2"><text:span text:style-name="T2"/></text:p>
          <text:p text:style-name="P2"><text:span text:style-name="T2"/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6" draw:text-style-name="P6" draw:layer="layout" svg:x1="13.3cm" svg:y1="7.4cm" svg:x2="17.3cm" svg:y2="7.354cm">
          <text:p/>
        </draw:line>
        <draw:custom-shape draw:style-name="gr5" draw:text-style-name="P5" xml:id="id7" draw:id="id7" draw:layer="layout" svg:width="0.6cm" svg:height="0.6cm" svg:x="15.904cm" svg:y="8.13cm">
          <text:p text:style-name="P2"><text:span text:style-name="T2">/robot/tf</text:span></text:p>
          <text:p text:style-name="P2"><text:span text:style-name="T2"/></text:p>
          <text:p text:style-name="P2"><text:span text:style-name="T2"/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6" draw:text-style-name="P6" draw:layer="layout" svg:x1="15.9cm" svg:y1="8.5cm" svg:x2="13.3cm" svg:y2="8.5cm">
          <text:p/>
        </draw:line>
        <draw:line draw:style-name="gr6" draw:text-style-name="P1" draw:layer="layout" svg:x1="16.1cm" svg:y1="13.1cm" svg:x2="16.1cm" svg:y2="8.754cm">
          <text:p/>
        </draw:line>
        <draw:line draw:style-name="gr6" draw:text-style-name="P1" draw:layer="layout" svg:x1="17.507cm" svg:y1="7.621cm" svg:x2="17.5cm" svg:y2="13.2cm">
          <text:p/>
        </draw:line>
        <draw:line draw:style-name="gr6" draw:text-style-name="P1" draw:layer="layout" svg:x1="19cm" svg:y1="6.521cm" svg:x2="19cm" svg:y2="13.2cm">
          <text:p/>
        </draw:line>
        <draw:line draw:style-name="gr6" draw:text-style-name="P1" draw:layer="layout" svg:x1="21.5cm" svg:y1="4.454cm" svg:x2="21.5cm" svg:y2="13.2cm">
          <text:p/>
        </draw:line>
        <draw:line draw:style-name="gr6" draw:text-style-name="P1" draw:layer="layout" svg:x1="20.2cm" svg:y1="13.1cm" svg:x2="20.2cm" svg:y2="5.554cm">
          <text:p/>
        </draw:line>
        <draw:line draw:style-name="gr6" draw:text-style-name="P1" draw:layer="layout" svg:x1="22.7cm" svg:y1="13.2cm" svg:x2="22.7cm" svg:y2="3.554cm">
          <text:p/>
        </draw:line>
        <draw:custom-shape draw:style-name="gr7" draw:text-style-name="P2" draw:layer="layout" svg:width="1.8cm" svg:height="1.8cm" svg:x="10.7cm" svg:y="8.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7" draw:layer="layout" svg:width="5.358cm" svg:height="0.962cm" svg:x="4.142cm" svg:y="5.338cm">
          <draw:text-box>
            <text:p>Application Layer</text:p>
          </draw:text-box>
        </draw:frame>
        <draw:frame draw:style-name="gr9" draw:text-style-name="P7" draw:layer="layout" svg:width="5.158cm" svg:height="1.062cm" svg:x="4.642cm" svg:y="10.738cm">
          <draw:text-box>
            <text:p>Platform Layer</text:p>
          </draw:text-box>
        </draw:frame>
        <draw:custom-shape draw:style-name="gr10" draw:text-style-name="P3" xml:id="id2" draw:id="id2" draw:layer="layout" svg:width="2.2cm" svg:height="2.5cm" svg:x="26cm" svg:y="5cm">
          <text:p text:style-name="P2">ROS</text:p>
          <text:p text:style-name="P2">Robot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svg:x1="23cm" svg:y1="3.254cm" svg:x2="26cm" svg:y2="6.25cm" draw:start-shape="id1" draw:start-glue-point="10" draw:end-shape="id2" svg:d="M23000 3254h1886v2996h1114" svg:viewBox="0 0 3001 2997">
          <text:p/>
        </draw:connector>
        <draw:connector draw:style-name="gr11" draw:text-style-name="P2" draw:layer="layout" svg:x1="21.756cm" svg:y1="4.208cm" svg:x2="26cm" svg:y2="6.25cm" draw:start-shape="id3" draw:start-glue-point="10" svg:d="M21756 4208h2759v2042h1485" svg:viewBox="0 0 4245 2043">
          <text:p/>
        </draw:connector>
        <draw:connector draw:style-name="gr11" draw:text-style-name="P2" draw:layer="layout" svg:x1="20.49cm" svg:y1="5.234cm" svg:x2="26cm" svg:y2="6.25cm" draw:start-shape="id4" draw:start-glue-point="10" svg:d="M20490 5234h3526v1016h1984" svg:viewBox="0 0 5511 1017">
          <text:p/>
        </draw:connector>
        <draw:connector draw:style-name="gr11" draw:text-style-name="P2" draw:layer="layout" svg:x1="19.247cm" svg:y1="6.26cm" svg:x2="26cm" svg:y2="6.25cm" draw:start-shape="id5" draw:start-glue-point="10" svg:d="M19247 6260h3971v-10h2782" svg:viewBox="0 0 6754 11">
          <text:p/>
        </draw:connector>
        <draw:connector draw:style-name="gr11" draw:text-style-name="P2" draw:layer="layout" draw:line-skew="2.342cm" svg:x1="17.809cm" svg:y1="7.32cm" svg:x2="26cm" svg:y2="6.25cm" draw:start-shape="id6" draw:start-glue-point="10" svg:d="M17809 7320h6891v-1070h1300" svg:viewBox="0 0 8192 1071">
          <text:p/>
        </draw:connector>
        <draw:connector draw:style-name="gr11" draw:text-style-name="P2" xml:id="id9" draw:id="id9" draw:layer="layout" draw:line-skew="3.479cm" svg:x1="16.504cm" svg:y1="8.43cm" svg:x2="26cm" svg:y2="6.25cm" draw:start-shape="id7" draw:start-glue-point="10" svg:d="M16504 8430h8646v-2180h850" svg:viewBox="0 0 9497 2181">
          <text:p/>
        </draw:connector>
        <draw:custom-shape draw:style-name="gr5" draw:text-style-name="P5" xml:id="id8" draw:id="id8" draw:layer="layout" svg:width="0.6cm" svg:height="0.6cm" svg:x="14.712cm" svg:y="10.827cm">
          <text:p text:style-name="P2"><text:span text:style-name="T2">/rovi/stat</text:span></text:p>
          <text:p text:style-name="P2"><text:span text:style-name="T2"/></text:p>
          <text:p text:style-name="P2"><text:span text:style-name="T2"/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6" draw:text-style-name="P6" draw:layer="layout" svg:x1="13.3cm" svg:y1="11.183cm" svg:x2="14.8cm" svg:y2="11.2cm">
          <text:p/>
        </draw:line>
        <draw:connector draw:style-name="gr11" draw:text-style-name="P2" draw:layer="layout" draw:line-skew="-0.901cm" svg:x1="15.312cm" svg:y1="11.127cm" svg:x2="26cm" svg:y2="6.25cm" draw:start-shape="id8" draw:start-glue-point="10" draw:end-shape="id9" draw:end-glue-point="3" svg:d="M15312 11127h10288v-4877h400" svg:viewBox="0 0 10689 4878">
          <text:p/>
        </draw:connector>
        <draw:line draw:style-name="gr1" draw:text-style-name="P1" draw:layer="layout" svg:x1="4.8cm" svg:y1="15cm" svg:x2="28.3cm" svg:y2="15cm">
          <text:p/>
        </draw:line>
        <draw:frame draw:style-name="gr9" draw:text-style-name="P7" draw:layer="layout" svg:width="5.158cm" svg:height="1.062cm" svg:x="4.642cm" svg:y="15.838cm">
          <draw:text-box>
            <text:p>Hardware Layer</text:p>
          </draw:text-box>
        </draw:frame>
        <draw:custom-shape draw:style-name="gr12" draw:text-style-name="P3" draw:layer="layout" svg:width="3.4cm" svg:height="1.546cm" svg:x="9.9cm" svg:y="15.754cm">
          <text:p text:style-name="P2">YCAM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4cm" svg:height="1.546cm" svg:x="15.7cm" svg:y="15.754cm">
          <text:p text:style-name="P2">Mitsubishi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4cm" svg:height="1.546cm" svg:x="19.9cm" svg:y="15.754cm">
          <text:p text:style-name="P2">Fanuc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cm" svg:height="1.201cm" svg:x="10.701cm" svg:y="14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1.8cm" svg:height="1.201cm" svg:x="16.402cm" svg:y="14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1.8cm" svg:height="1.201cm" svg:x="20.602cm" svg:y="14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2T15:34:44.223514167</meta:creation-date>
    <dc:date>2019-03-06T03:53:27.370488617</dc:date>
    <meta:editing-duration>PT19M41S</meta:editing-duration>
    <meta:editing-cycles>7</meta:editing-cycles>
    <meta:generator>LibreOffice/5.1.6.2$Linux_X86_64 LibreOffice_project/10m0$Build-2</meta:generator>
    <meta:document-statistic meta:object-count="43"/>
  </office:meta>
</office:document-meta>
</file>